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3pt" fo:font-weight="normal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9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0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1" style:family="paragraph" style:parent-style-name="Table_20_Contents">
      <style:paragraph-properties fo:line-height="150%"/>
      <style:text-properties style:font-name="Arial" style:font-name-asian="Arial"/>
    </style:style>
    <style:style style:name="P22" style:family="paragraph" style:parent-style-name="Table_20_Contents">
      <style:text-properties style:font-name="Arial" fo:font-size="12pt" style:font-name-asian="Arial"/>
    </style:style>
    <style:style style:name="P23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4" style:family="paragraph" style:parent-style-name="Text_20_body" style:list-style-name="L5"/>
    <style:style style:name="P25" style:family="paragraph" style:parent-style-name="Text_20_body" style:list-style-name="L5">
      <style:text-properties style:font-name="Arial"/>
    </style:style>
    <style:style style:name="P26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7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8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9" style:family="paragraph" style:parent-style-name="Text_20_body" style:list-style-name="L5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0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1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3" style:family="paragraph" style:parent-style-name="Text_20_body" style:list-style-name="L5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5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5" style:family="paragraph" style:parent-style-name="Text_20_body" style:list-style-name="L5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6" style:family="paragraph" style:parent-style-name="Text_20_body" style:list-style-name="L5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8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8" style:family="paragraph" style:parent-style-name="Text_20_body" style:list-style-name="L12">
      <style:paragraph-properties fo:margin-top="0cm" fo:margin-bottom="0cm" fo:line-height="150%" style:writing-mode="lr-tb"/>
    </style:style>
    <style:style style:name="P89" style:family="paragraph" style:parent-style-name="Text_20_body" style:list-style-name="L15">
      <style:paragraph-properties fo:margin-top="0cm" fo:margin-bottom="0cm" fo:line-height="150%" style:writing-mode="lr-tb"/>
    </style:style>
    <style:style style:name="P90" style:family="paragraph" style:parent-style-name="Text_20_body" style:list-style-name="L27">
      <style:paragraph-properties fo:margin-top="0cm" fo:margin-bottom="0cm" fo:line-height="150%" style:writing-mode="lr-tb"/>
    </style:style>
    <style:style style:name="P91" style:family="paragraph" style:parent-style-name="Text_20_body" style:list-style-name="L30">
      <style:paragraph-properties fo:margin-top="0cm" fo:margin-bottom="0cm" fo:line-height="150%" style:writing-mode="lr-tb"/>
    </style:style>
    <style:style style:name="P92" style:family="paragraph" style:parent-style-name="Text_20_body" style:list-style-name="L33">
      <style:paragraph-properties fo:margin-top="0cm" fo:margin-bottom="0cm" fo:line-height="150%" style:writing-mode="lr-tb"/>
    </style:style>
    <style:style style:name="P93" style:family="paragraph" style:parent-style-name="Text_20_body" style:list-style-name="L39">
      <style:paragraph-properties fo:margin-top="0cm" fo:margin-bottom="0cm" fo:line-height="150%" style:writing-mode="lr-tb"/>
    </style:style>
    <style:style style:name="P94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95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96" style:family="paragraph" style:parent-style-name="Text_20_body" style:list-style-name="L5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97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98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99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00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5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6" style:family="text">
      <style:text-properties fo:font-size="13pt"/>
    </style:style>
    <style:style style:name="T17" style:family="text">
      <style:text-properties fo:font-size="13pt" fo:font-style="normal" fo:font-weight="normal"/>
    </style:style>
    <style:style style:name="T1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background-color="transparent"/>
    </style:style>
    <style:style style:name="T21" style:family="text">
      <style:text-properties fo:color="#ff0000" fo:font-size="15pt" fo:background-color="#f4cccc"/>
    </style:style>
    <style:style style:name="T22" style:family="text">
      <style:text-properties style:font-name="Arial"/>
    </style:style>
    <style:style style:name="T23" style:family="text">
      <style:text-properties fo:background-color="#ffcc00"/>
    </style:style>
    <style:style style:name="T24" style:family="text">
      <style:text-properties fo:color="#ff3333"/>
    </style:style>
    <style:style style:name="T25" style:family="text">
      <style:text-properties fo:color="#9933ff"/>
    </style:style>
    <style:style style:name="T26" style:family="text">
      <style:text-properties fo:color="#996600"/>
    </style:style>
    <style:style style:name="T27" style:family="text">
      <style:text-properties fo:color="#0084d1"/>
    </style:style>
    <style:style style:name="T28" style:family="text">
      <style:text-properties style:language-asian="ja" style:country-asian="JP"/>
    </style:style>
    <style:style style:name="T29" style:family="text">
      <style:text-properties style:text-line-through-style="solid"/>
    </style:style>
    <style:style style:name="T3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978d3510-7fff-3427-0ecb-801a14f6929f"/>---------------------------------------------------------------------------</text:p>
      <text:p text:style-name="P14"><text:span text:style-name="T23">res free# JVEMV6 44#8.4.1_17 / 44. currency / 8. prog-python / 4 tester / 1. id-1 / </text:span><text:span text:style-name="T18">20190812_104407 ::]20190812_112009</text:span></text:p>
      <text:p text:style-name="P13"/>
      <text:p text:style-name="P12"><text:span text:style-name="T2">[do] </text:span><text:span text:style-name="T11">#_</text:span><text:span text:style-name="T1"> </text:span></text:p>
      <text:list xml:id="list6487473684788222546" text:style-name="L1">
        <text:list-item>
          <text:p text:style-name="P26">REVIEW</text:p>
          <text:list>
            <text:list-item>
              <text:p text:style-name="P30"/>
            </text:list-item>
          </text:list>
        </text:list-item>
        <text:list-item>
          <text:p text:style-name="P31">TASK-1 : “j5” → flowcharting, “j6”</text:p>
          <text:list>
            <text:list-item>
              <text:list>
                <text:list-item>
                  <text:p text:style-name="P31">#_20190811_130307:next</text:p>
                </text:list-item>
                <text:list-item>
                  <text:p text:style-name="P31">#_20190812_105414:ref</text:p>
                </text:list-item>
              </text:list>
            </text:list-item>
            <text:list-item>
              <text:p text:style-name="P31">charting</text:p>
            </text:list-item>
            <text:list-item>
              <text:p text:style-name="P32"><text:span text:style-name="T21">#_</text:span><text:span text:style-name="T20"> CODING : “j6” ~~ “j6 : N : 2”</text:span></text:p>
              <text:list>
                <text:list-item>
                  <text:p text:style-name="P31">#_20190812_110028:tmp</text:p>
                </text:list-item>
              </text:list>
            </text:list-item>
            <text:list-item>
              <text:p text:style-name="P31">TEST ⇒ OK</text:p>
            </text:list-item>
            <text:list-item>
              <text:p text:style-name="P31">T-1.2 : “j6-2”</text:p>
              <text:list>
                <text:list-item>
                  <text:p text:style-name="P31">#_20190812_111244:tmp</text:p>
                </text:list-item>
                <text:list-item>
                  <text:p text:style-name="P94">⇒ <text:span text:style-name="T17">OK</text:span></text:p>
                </text:list-item>
              </text:list>
            </text:list-item>
          </text:list>
        </text:list-item>
      </text:list>
      <text:p text:style-name="P6">[next]</text:p>
      <text:list xml:id="list7834939734206639539" text:style-name="L2">
        <text:list-item>
          <text:p text:style-name="P27">TASK : “j6 : N : 3” → remove “break” word, run the loop, continue from breaking occurred ⇒ maybe, “j6 : Y : 1”</text:p>
          <text:list>
            <text:list-item>
              <text:p text:style-name="P95">#_20190812_111920:next</text:p>
            </text:list-item>
          </text:list>
        </text:list-item>
      </text:list>
      <text:p text:style-name="P6">[further]</text:p>
      <text:list xml:id="list508277590398167227" text:style-name="L3">
        <text:list-item>
          <text:p text:style-name="P97">wanna-know</text:p>
        </text:list-item>
      </text:list>
      <text:p text:style-name="P6">[docs]</text:p>
      <text:list xml:id="list6615337864568569472" text:style-name="L4">
        <text:list-item>
          <text:p text:style-name="P99"/>
        </text:list-item>
      </text:list>
      <text:p text:style-name="P1"/>
      <text:p text:style-name="P19"/>
      <text:p text:style-name="P5"><text:soft-page-break/>---------------------------------------------------------------------------</text:p>
      <text:p text:style-name="P15"><text:span text:style-name="T3">res free# JVEMV6 44#8.4.1_17 / 44. currency / 8. prog-python / 4 tester / 1. id-1 / </text:span><text:span text:style-name="T6">20190813_101416</text:span></text:p>
      <text:p text:style-name="P12"/>
      <text:p text:style-name="P12"><text:span text:style-name="T2">[do] </text:span><text:span text:style-name="T11">#_</text:span><text:span text:style-name="T1"> </text:span></text:p>
      <text:list xml:id="list863193695500519625" text:style-name="L5">
        <text:list-item>
          <text:p text:style-name="P28">REVIEW</text:p>
        </text:list-item>
        <text:list-item>
          <text:p text:style-name="P28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28">#_20190812_111920:next</text:p>
                    </text:list-item>
                  </text:list>
                </text:list-item>
                <text:list-item>
                  <text:p text:style-name="P28">T-1.1</text:p>
                  <text:list>
                    <text:list-item>
                      <text:p text:style-name="P28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 : “j6 : Y : 2” ~~</text:p>
          <text:list>
            <text:list-item>
              <text:p text:style-name="P28">T-2.1</text:p>
              <text:list>
                <text:list-item>
                  <text:p text:style-name="P28">CODING : ~~ “j7 : N : 1”</text:p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T-2.2 : “j7 : N : 2” ~~ j7 : N : 2</text:p>
              <text:list>
                <text:list-item>
                  <text:p text:style-name="P24"><text:span text:style-name="T7">CODING</text:span><text:span text:style-name="T22"> : </text:span></text:p>
                  <text:list>
                    <text:list-item>
                      <text:p text:style-name="P25">#_20190813_133218:tmp</text:p>
                    </text:list-item>
                    <text:list-item>
                      <text:p text:style-name="P25">#_20190813_133345:ref</text:p>
                    </text:list-item>
                  </text:list>
                </text:list-item>
                <text:list-item>
                  <text:p text:style-name="P28">==&gt; OK</text:p>
                </text:list-item>
              </text:list>
            </text:list-item>
          </text:list>
        </text:list-item>
      </text:list>
      <text:p text:style-name="P6">[next]</text:p>
      <text:list xml:id="list8690588691427404330" text:style-name="L6">
        <text:list-item>
          <text:p text:style-name="P37">TASK : “j7 : N : 3” ~~</text:p>
          <text:list>
            <text:list-item>
              <text:p text:style-name="P37">#_20190813_134031:next</text:p>
            </text:list-item>
          </text:list>
        </text:list-item>
      </text:list>
      <text:p text:style-name="P6">[further]</text:p>
      <text:list xml:id="list7248693542234748246" text:style-name="L7">
        <text:list-item>
          <text:p text:style-name="P98">wanna-know</text:p>
        </text:list-item>
      </text:list>
      <text:p text:style-name="P6">[docs]</text:p>
      <text:list xml:id="list6392748447684049116" text:style-name="L8">
        <text:list-item>
          <text:p text:style-name="P100"><text:soft-page-break/></text:p>
        </text:list-item>
      </text:list>
      <text:p text:style-name="P2"><text:line-break/></text:p>
      <text:p text:style-name="P10">---------------------------------------------------------------------------</text:p>
      <text:p text:style-name="P15"><text:span text:style-name="T3">res free# JVEMV6 44#8.4.1_19 / 44. currency / 8. prog-python / 4 tester / 1. id-1 / </text:span><text:span text:style-name="T6">20190814_101019</text:span></text:p>
      <text:p text:style-name="P9"/>
      <text:p text:style-name="P9">[do] <text:span text:style-name="T21">#_</text:span> </text:p>
      <text:list xml:id="list8873428130448046506" text:style-name="L9">
        <text:list-item>
          <text:p text:style-name="P40">REVIEW</text:p>
        </text:list-item>
        <text:list-item>
          <text:p text:style-name="P40">TASK-1 : <text:span text:style-name="T16">“j7 : N : 3” ~~</text:span></text:p>
          <text:list>
            <text:list-item>
              <text:list>
                <text:list-item>
                  <text:p text:style-name="P38">#_20190813_134031:next</text:p>
                </text:list-item>
              </text:list>
            </text:list-item>
            <text:list-item>
              <text:p text:style-name="P40"><text:span text:style-name="T21">#_</text:span> T-1.1</text:p>
              <text:list>
                <text:list-item>
                  <text:p text:style-name="P40">CODING</text:p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<text:span text:style-name="T21">#_</text:span> SEG-1 : add debug message</text:p>
              <text:list>
                <text:list-item>
                  <text:p text:style-name="P40">#_20190814_101628:tmp</text:p>
                </text:list-item>
                <text:list-item>
                  <text:p text:style-name="P40">==&gt; OK</text:p>
                </text:list-item>
              </text:list>
            </text:list-item>
          </text:list>
        </text:list-item>
        <text:list-item>
          <text:p text:style-name="P40"><text:span text:style-name="T21">#_</text:span> TASK-2 : “j7 : Y : 2” ~~</text:p>
          <text:list>
            <text:list-item>
              <text:p text:style-name="P40">T-2.1 : “Pos” → new key</text:p>
              <text:list>
                <text:list-item>
                  <text:p text:style-name="P40">#_20190814_102053:tmp</text:p>
                </text:list-item>
                <text:list-item>
                  <text:p text:style-name="P40">CODING</text:p>
                </text:list-item>
              </text:list>
            </text:list-item>
            <text:list-item>
              <text:p text:style-name="P40">T-2.2 : “j7 : Y : 2” → show values</text:p>
              <text:list>
                <text:list-item>
                  <text:p text:style-name="P40">CODING : #_20190814_102616:tmp</text:p>
                </text:list-item>
                <text:list-item>
                  <text:p text:style-name="P40">==&gt; OK</text:p>
                </text:list-item>
              </text:list>
            </text:list-item>
          </text:list>
        </text:list-item>
      </text:list>
      <text:p text:style-name="P9">[next]</text:p>
      <text:list xml:id="list164787815362609392" text:style-name="L10">
        <text:list-item>
          <text:p text:style-name="P41">TASK : “j7 : Y : 3” ~~</text:p>
          <text:list>
            <text:list-item>
              <text:p text:style-name="P41">#_20190814_104749:next</text:p>
            </text:list-item>
          </text:list>
        </text:list-item>
      </text:list>
      <text:p text:style-name="P9">[further]</text:p>
      <text:list xml:id="list5929902870508600773" text:style-name="L11">
        <text:list-item>
          <text:p text:style-name="P42"/>
        </text:list-item>
      </text:list>
      <text:p text:style-name="P9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19 no-2 / 44. currency / 8. prog-python / 4 tester / 1. id-1 / </text:span><text:span text:style-name="T6">20190814_165437</text:span></text:p>
      <text:p text:style-name="P9"/>
      <text:p text:style-name="P9">[do] <text:span text:style-name="T21">#_</text:span> </text:p>
      <text:list xml:id="list1287912304172778445" text:style-name="L12">
        <text:list-item>
          <text:p text:style-name="P43">REVIEW</text:p>
        </text:list-item>
        <text:list-item>
          <text:p text:style-name="P43">TASK-1 : “j7 : Y : 3” ~~</text:p>
          <text:list>
            <text:list-item>
              <text:list>
                <text:list-item>
                  <text:p text:style-name="P43">#_20190814_104749:next</text:p>
                </text:list-item>
              </text:list>
            </text:list-item>
            <text:list-item>
              <text:p text:style-name="P43">SEG-1 : add → retrun var ==&gt; “lo_Pos_Exits”</text:p>
              <text:list>
                <text:list-item>
                  <text:p text:style-name="P43">CODING</text:p>
                  <text:list>
                    <text:list-item>
                      <text:p text:style-name="P88"><text:span text:style-name="T12">#_</text:span><text:span text:style-name="T8"> caller : #_20190814_165634:tmp</text:span></text:p>
                    </text:list-item>
                    <text:list-item>
                      <text:p text:style-name="P88"><text:span text:style-name="T12">#_</text:span><text:span text:style-name="T8"> ret : </text:span></text:p>
                    </text:list-item>
                    <text:list-item>
                      <text:p text:style-name="P88"><text:span text:style-name="T12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79">T-1.1 : </text:p>
              <text:list>
                <text:list-item>
                  <text:p text:style-name="P79">CODING : Pos[st_pr]</text:p>
                </text:list-item>
                <text:list-item>
                  <text:p text:style-name="P79">TEST ==&gt; OK</text:p>
                </text:list-item>
              </text:list>
            </text:list-item>
            <text:list-item>
              <text:p text:style-name="P79">T-1.2</text:p>
              <text:list>
                <text:list-item>
                  <text:p text:style-name="P23">Pos[ext_pr]</text:p>
                </text:list-item>
                <text:list-item>
                  <text:p text:style-name="P79">TEST ==&gt; OK</text:p>
                </text:list-item>
              </text:list>
            </text:list-item>
          </text:list>
        </text:list-item>
      </text:list>
      <text:p text:style-name="P9">[next]</text:p>
      <text:list xml:id="list6195241269400671640" text:style-name="L13">
        <text:list-item>
          <text:p text:style-name="P44">TASK : “j7 : Y : 4” ~~</text:p>
          <text:list>
            <text:list-item>
              <text:p text:style-name="P44">#_20190814_171206:next</text:p>
            </text:list-item>
          </text:list>
        </text:list-item>
      </text:list>
      <text:p text:style-name="P9">[further]</text:p>
      <text:list xml:id="list4974316045228146833" text:style-name="L14">
        <text:list-item>
          <text:p text:style-name="P45"/>
        </text:list-item>
      </text:list>
      <text:p text:style-name="P7"><text:line-break/></text:p>
      <text:p text:style-name="P11"/>
      <text:p text:style-name="P7"><text:soft-page-break/></text:p>
      <text:p text:style-name="P9">---------------------------------------------------------------------------</text:p>
      <text:p text:style-name="P15"><text:span text:style-name="T3">res free# JVEMV6 44#8.4.1_20 / 44. currency / 8. prog-python / 4 tester / 1. id-1 / </text:span><text:span text:style-name="T6">20190815_104805 ::]20190815_111646</text:span></text:p>
      <text:p text:style-name="P9"/>
      <text:p text:style-name="P9">[do] <text:span text:style-name="T21">#_</text:span> </text:p>
      <text:list xml:id="list7164613048139601518" text:style-name="L15">
        <text:list-item>
          <text:p text:style-name="P46">REVIEW</text:p>
        </text:list-item>
        <text:list-item>
          <text:p text:style-name="P46"><text:span text:style-name="T21">#_</text:span> TASK-1 : “j7 : Y : 4” ~~</text:p>
          <text:list>
            <text:list-item>
              <text:list>
                <text:list-item>
                  <text:p text:style-name="P46">#_20190814_171206:next</text:p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CODING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89"><text:span text:style-name="T12">#_</text:span><text:span text:style-name="T8"> TASK-2 : “j7 : Y : 5” ~~</text:span></text:p>
          <text:list>
            <text:list-item>
              <text:list>
                <text:list-item>
                  <text:p text:style-name="P46">#_20190815_105241:tmp</text:p>
                </text:list-item>
              </text:list>
            </text:list-item>
            <text:list-item>
              <text:p text:style-name="P46">T-2.1</text:p>
              <text:list>
                <text:list-item>
                  <text:p text:style-name="P46">CODING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TASK-3 : “j7 : Y : 6” ~~</text:p>
          <text:list>
            <text:list-item>
              <text:p text:style-name="P46"><text:span text:style-name="T21">#_</text:span> T-3.1 : ==&gt; with “break”</text:p>
              <text:list>
                <text:list-item>
                  <text:p text:style-name="P46">==&gt; OK</text:p>
                </text:list-item>
              </text:list>
            </text:list-item>
            <text:list-item>
              <text:p text:style-name="P46">@+<text:span text:style-name="T21">#_</text:span> T-3.2 : ==&gt; w/o “break”</text:p>
              <text:list>
                <text:list-item>
                  <text:p text:style-name="P46">==&gt; exit loop due → “over the max”</text:p>
                </text:list-item>
              </text:list>
            </text:list-item>
            <text:list-item>
              <text:p text:style-name="P46">T-3.3 : ==&gt; w/o “break”, max → 50 (instead of 10)</text:p>
              <text:list>
                <text:list-item>
                  <text:p text:style-name="P46">==&gt; loop stopped at → “(step : B : j5 : Y : 1)”</text:p>
                </text:list-item>
              </text:list>
            </text:list-item>
          </text:list>
        </text:list-item>
      </text:list>
      <text:p text:style-name="P9">[next]</text:p>
      <text:list xml:id="list112288280812240578" text:style-name="L16">
        <text:list-item>
          <text:p text:style-name="P47">TASK</text:p>
          <text:list>
            <text:list-item>
              <text:p text:style-name="P47">flowcharting ==&gt; “(step : B : j5 : Y : 1)” ~~</text:p>
            </text:list-item>
            <text:list-item>
              <text:p text:style-name="P47">CODING</text:p>
              <text:list>
                <text:list-item>
                  <text:p text:style-name="P47">#_20190815_110825:next</text:p>
                </text:list-item>
              </text:list>
            </text:list-item>
          </text:list>
        </text:list-item>
      </text:list>
      <text:p text:style-name="P9">[further]</text:p>
      <text:list xml:id="list4033143876688653709" text:style-name="L17">
        <text:list-item>
          <text:p text:style-name="P48"><text:soft-page-break/></text:p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4.1_21 / 44. currency / 8. prog-python / 4 tester / 1. id-1 / </text:span><text:span text:style-name="T6">20190816_095316 ::]20190816_102530</text:span></text:p>
      <text:p text:style-name="P9"/>
      <text:p text:style-name="P9">[do] <text:span text:style-name="T21">#_</text:span> </text:p>
      <text:list xml:id="list8121262002508997622" text:style-name="L18">
        <text:list-item>
          <text:p text:style-name="P49">REVIEW</text:p>
        </text:list-item>
        <text:list-item>
          <text:p text:style-name="P49"><text:span text:style-name="T21">@#_</text:span> TASK-1 : flowcharting ==&gt; “(step : B : j5 : Y : 1)” ~~</text:p>
          <text:list>
            <text:list-item>
              <text:list>
                <text:list-item>
                  <text:p text:style-name="P49">T-1.1 : “(step : B : j5 : Y : 2)”</text:p>
                  <text:list>
                    <text:list-item>
                      <text:p text:style-name="P49">CODING</text:p>
                    </text:list-item>
                    <text:list-item>
                      <text:p text:style-name="P49">==&gt; OK</text:p>
                    </text:list-item>
                  </text:list>
                </text:list-item>
                <text:list-item>
                  <text:p text:style-name="P49">T-1.2 : “j5 : Y : 3”</text:p>
                  <text:list>
                    <text:list-item>
                      <text:p text:style-name="P49">CODING</text:p>
                    </text:list-item>
                    <text:list-item>
                      <text:p text:style-name="P49">==&gt; OK</text:p>
                    </text:list-item>
                  </text:list>
                </text:list-item>
                <text:list-item>
                  <text:p text:style-name="P49">T-1.3 : “j5 : Y : 4”, “Y : 5”</text:p>
                  <text:list>
                    <text:list-item>
                      <text:p text:style-name="P49">coding</text:p>
                    </text:list-item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ASK-2 : “j5 : Y : 6” ~~ </text:p>
              <text:list>
                <text:list-item>
                  <text:p text:style-name="P49">T-2.1</text:p>
                  <text:list>
                    <text:list-item>
                      <text:p text:style-name="P49">CODING</text:p>
                    </text:list-item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083419297746500386" text:style-name="L19">
        <text:list-item>
          <text:p text:style-name="P50">TASK : “j3 : Y : 2” ~~</text:p>
          <text:list>
            <text:list-item>
              <text:p text:style-name="P50">#_20190816_102247:next</text:p>
            </text:list-item>
          </text:list>
        </text:list-item>
      </text:list>
      <text:p text:style-name="P9"/>
      <text:p text:style-name="P9">[further]</text:p>
      <text:list xml:id="list3833451168101385520" text:style-name="L20">
        <text:list-item>
          <text:p text:style-name="P51"/>
        </text:list-item>
      </text:list>
      <text:p text:style-name="P7"/>
      <text:p text:style-name="P7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22 / 44. currency / 8. prog-python / 4 tester / 1. id-1 / </text:span><text:span text:style-name="T6">20190817_140819</text:span></text:p>
      <text:p text:style-name="P9"/>
      <text:p text:style-name="P9">[do] <text:span text:style-name="T21">#_</text:span> </text:p>
      <text:list xml:id="list7019814420341551817" text:style-name="L21">
        <text:list-item>
          <text:p text:style-name="P52">REVIEW</text:p>
        </text:list-item>
        <text:list-item>
          <text:p text:style-name="P52"><text:span text:style-name="T21">#_</text:span> TASK-1 : “j3 : Y : 2” ~~</text:p>
          <text:list>
            <text:list-item>
              <text:list>
                <text:list-item>
                  <text:p text:style-name="P52">#_20190816_102247:next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<text:span text:style-name="T21">#_</text:span> C/P</text:p>
                  <text:list>
                    <text:list-item>
                      <text:p text:style-name="P52">#_20190817_141414:cp:from----------------</text:p>
                    </text:list-item>
                    <text:list-item>
                      <text:p text:style-name="P52">#_20190817_141414:cp:to----------------</text:p>
                    </text:list-item>
                  </text:list>
                </text:list-item>
                <text:list-item>
                  <text:p text:style-name="P52"><text:span text:style-name="T21">#_</text:span> “j3 : Y : 6” ==&gt; C/O</text:p>
                </text:list-item>
                <text:list-item>
                  <text:p text:style-name="P52">TEST ==&gt; OK</text:p>
                  <text:list>
                    <text:list-item>
                      <text:p text:style-name="P52">[libfx_5.py:2283 / 20190817_141729] (step : B : j3 : Y : 5)</text:p>
                    </text:list-item>
                    <text:list-item>
                      <text:p text:style-name="P52">flag ==&gt; reset done : False</text:p>
                    </text:list-item>
                  </text:list>
                </text:list-item>
              </text:list>
            </text:list-item>
            <text:list-item>
              <text:p text:style-name="P52">T-1.2 : “j3 : Y : 6” ==&gt; C/in</text:p>
              <text:list>
                <text:list-item>
                  <text:p text:style-name="P52">CODING</text:p>
                </text:list-item>
                <text:list-item>
                  <text:p text:style-name="P52">TEST ==&gt; OK</text:p>
                  <text:list>
                    <text:list-item>
                      <text:p text:style-name="P52">[libfx_5.py:762 / 20190817_141912]</text:p>
                    </text:list-item>
                    <text:list-item>
                      <text:p text:style-name="P52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span text:style-name="T21">#_</text:span> TASK-2 : modify</text:p>
          <text:list>
            <text:list-item>
              <text:p text:style-name="P52">T-2.1 : console output ---&gt; off</text:p>
              <text:list>
                <text:list-item>
                  <text:p text:style-name="P52">==&gt; OK</text:p>
                  <text:list>
                    <text:list-item>
                      <text:p text:style-name="P52">[libfx_5.py:762 / 20190817_142237]</text:p>
                    </text:list-item>
                    <text:list-item>
                      <text:p text:style-name="P52">(B : 1 : 1.1) cntOf_Loop ==&gt; over the max : count = 51 / max = 50</text:p>
                    </text:list-item>
                    <text:list-item>
                      <text:p text:style-name="P52"><text:soft-page-break/></text:p>
                    </text:list-item>
                    <text:list-item>
                      <text:p text:style-name="P52">[libfx_5.py:6247 / 20190817_142237]</text:p>
                    </text:list-item>
                    <text:list-item>
                      <text:p text:style-name="P52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span text:style-name="T21">#_</text:span> TASK-3 : write data file</text:p>
          <text:list>
            <text:list-item>
              <text:p text:style-name="P52">T-3.1 : #_20190817_142451:tmp</text:p>
              <text:list>
                <text:list-item>
                  <text:list>
                    <text:list-item>
                      <text:p text:style-name="P52">new FUNC : tester_T_1__Report_Dat__V2()</text:p>
                    </text:list-item>
                  </text:list>
                </text:list-item>
                <text:list-item>
                  <text:p text:style-name="P52">DUP : tester_T_1__Report_Dat()</text:p>
                </text:list-item>
                <text:list-item>
                  <text:p text:style-name="P52">debug labels</text:p>
                  <text:list>
                    <text:list-item>
                      <text:p text:style-name="P52">#_20190817_142750:caller</text:p>
                    </text:list-item>
                    <text:list-item>
                      <text:p text:style-name="P52">#_20190817_142754:head</text:p>
                    </text:list-item>
                    <text:list-item>
                      <text:p text:style-name="P52">#_20190817_142759:wl:in-func</text:p>
                    </text:list-item>
                  </text:list>
                </text:list-item>
                <text:list-item>
                  <text:p text:style-name="P52">caller line</text:p>
                </text:list-item>
                <text:list-item>
                  <text:p text:style-name="P52">param → change</text:p>
                  <text:list>
                    <text:list-item>
                      <text:p text:style-name="P52">caller</text:p>
                    </text:list-item>
                    <text:list-item>
                      <text:p text:style-name="P52">callee</text:p>
                    </text:list-item>
                  </text:list>
                </text:list-item>
                <text:list-item>
                  <text:p text:style-name="P52">vars</text:p>
                  <text:list>
                    <text:list-item>
                      <text:p text:style-name="P52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2">T-3.2 : review original codes ---&gt; valid lines ~~&gt; keep</text:p>
              <text:list>
                <text:list-item>
                  <text:p text:style-name="P52">up to : “step : 2.1” ==&gt; OK</text:p>
                </text:list-item>
                <text:list-item>
                  <text:p text:style-name="P52">~~ “step : 2.1 : 2” ==&gt; OK</text:p>
                </text:list-item>
                <text:list-item>
                  <text:p text:style-name="P52">~~ “step : 2.2 / item : 2.2 : values” ==&gt; OK</text:p>
                </text:list-item>
              </text:list>
            </text:list-item>
            <text:list-item>
              <text:p text:style-name="P52">T-3.3 : TEST</text:p>
              <text:list>
                <text:list-item>
                  <text:p text:style-name="P52">==&gt; OK</text:p>
                </text:list-item>
              </text:list>
            </text:list-item>
          </text:list>
        </text:list-item>
        <text:list-item>
          <text:p text:style-name="P52"><text:span text:style-name="T21">#_</text:span> TASK-4 : data file → further columns</text:p>
          <text:list>
            <text:list-item>
              <text:p text:style-name="P52">T-4.1 : new columns ==&gt; rf_idx, rf_pr</text:p>
              <text:list>
                <text:list-item>
                  <text:p text:style-name="P52">CODING : “step : 2.2 : 1 : header”</text:p>
                  <text:list>
                    <text:list-item>
                      <text:p text:style-name="P52">#_20190817_143905:tmp</text:p>
                    </text:list-item>
                  </text:list>
                </text:list-item>
              </text:list>
            </text:list-item>
            <text:list-item>
              <text:p text:style-name="P52"><text:span text:style-name="T21">@#_</text:span> T-4.2 : “step : 2.2 : 2 : values”</text:p>
              <text:list>
                <text:list-item>
                  <text:list>
                    <text:list-item>
                      <text:p text:style-name="P52">#_20190817_144143:tmp</text:p>
                    </text:list-item>
                  </text:list>
                </text:list-item>
                <text:list-item>
                  <text:p text:style-name="P52">CODING</text:p>
                </text:list-item>
                <text:list-item>
                  <text:p text:style-name="P52"><text:soft-page-break/>TEST ==&gt; OK</text:p>
                </text:list-item>
              </text:list>
            </text:list-item>
          </text:list>
        </text:list-item>
        <text:list-item>
          <text:p text:style-name="P52">TASK-5 : dat files → further </text:p>
          <text:list>
            <text:list-item>
              <text:p text:style-name="P52"><text:span text:style-name="T21">#_</text:span> T-5.1 : “diff.price” ==&gt; change to : (ext_pr) – (st_pr)</text:p>
              <text:list>
                <text:list-item>
                  <text:list>
                    <text:list-item>
                      <text:p text:style-name="P52">#_20190817_145127:tmp</text:p>
                    </text:list-item>
                  </text:list>
                </text:list-item>
                <text:list-item>
                  <text:p text:style-name="P52">CODING</text:p>
                </text:list-item>
                <text:list-item>
                  <text:p text:style-name="P52">TEST ==&gt; </text:p>
                  <text:list>
                    <text:list-item>
                      <text:p text:style-name="P52"><text:span text:style-name="T25">PROBLEM</text:span><text:span text:style-name="T24"> </text:span>: “sumOf_SLs”, “sumOf_TPs” ---&gt; pre-change, post-change ==&gt; not changed <text:span text:style-name="T19">::[20190817_145921</text:span></text:p>
                      <text:list>
                        <text:list-item>
                          <text:list>
                            <text:list-item>
                              <text:p text:style-name="P84">“sumOf_SLs<text:tab/>-0.637</text:p>
                            </text:list-item>
                            <text:list-item>
                              <text:p text:style-name="P84">sumOf_TPs<text:tab/>0.488</text:p>
                            </text:list-item>
                            <text:list-item>
                              <text:p text:style-name="P84">ratio (TP/SL)<text:tab/>-0.766”</text:p>
                            </text:list-item>
                          </text:list>
                        </text:list-item>
                        <text:list-item>
                          <text:p text:style-name="P52">TRY : ==&gt; see code</text:p>
                          <text:list>
                            <text:list-item>
                              <text:p text:style-name="P52">#_20190817_150021:fix</text:p>
                            </text:list-item>
                            <text:list-item>
                              <text:p text:style-name="P52">FOUND : #_20190817_150102:fx</text:p>
                              <text:list>
                                <text:list-item>
                                  <text:p text:style-name="P52">==&gt; code not changed → fix</text:p>
                                </text:list-item>
                                <text:list-item>
                                  <text:p text:style-name="P52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">/TEST ==&gt; OK</text:p>
                          <text:list>
                            <text:list-item>
                              <text:p text:style-name="P52">sumOf_SLs<text:tab/>-0.320</text:p>
                            </text:list-item>
                            <text:list-item>
                              <text:p text:style-name="P52">sumOf_TPs<text:tab/>0.328</text:p>
                            </text:list-item>
                            <text:list-item>
                              <text:p text:style-name="P52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<text:span text:style-name="T21">#_</text:span> SEG-1 : “ratio (TP/SL)” ==&gt; use absolute value</text:p>
              <text:list>
                <text:list-item>
                  <text:p text:style-name="P52">#_20190817_151054:tmp</text:p>
                </text:list-item>
              </text:list>
            </text:list-item>
            <text:list-item>
              <text:p text:style-name="P52"><text:span text:style-name="T21">#_</text:span> T-5.2 : new cols ext_id, _pr </text:p>
              <text:list>
                <text:list-item>
                  <text:p text:style-name="P52"><text:span text:style-name="T21">#_</text:span> CODING : “step : 2.2 : 1 : header”</text:p>
                  <text:list>
                    <text:list-item>
                      <text:p text:style-name="P52">#_20190817_143905:tmp</text:p>
                    </text:list-item>
                    <text:list-item>
                      <text:p text:style-name="P52">after “rf_idx\trf_pr”</text:p>
                    </text:list-item>
                  </text:list>
                </text:list-item>
                <text:list-item>
                  <text:p text:style-name="P52"><text:span text:style-name="T21">#_</text:span> T-4.2 : “step : 2.2 : 2 : values”</text:p>
                  <text:list>
                    <text:list-item>
                      <text:p text:style-name="P52">#_20190817_144143:tmp</text:p>
                    </text:list-item>
                  </text:list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  <text:list-item>
          <text:p text:style-name="P52">TASK-6 : stopper → off</text:p>
          <text:list>
            <text:list-item>
              <text:p text:style-name="P52"><text:soft-page-break/>CODING : #_20190810_125252:caller</text:p>
              <text:list>
                <text:list-item>
                  <text:p text:style-name="P52">tester_T_1__Buy_Up__Loop_2_Trailing__V2</text:p>
                </text:list-item>
                <text:list-item>
                  <text:p text:style-name="P52">section “step : B : 1 : 1.1” ==&gt; C/O</text:p>
                </text:list-item>
              </text:list>
            </text:list-item>
            <text:list-item>
              <text:p text:style-name="P52">TEST ==&gt; </text:p>
              <text:list>
                <text:list-item>
                  <text:p text:style-name="P52"><office:annotation office:name="__Annotation__1019_1327311992"><dc:creator>iwabuchi ken</dc:creator><dc:date>2019-08-17T15:26:44.63</dc:date><text:p text:style-name="P101"><text:span text:style-name="T30">“</text:span><text:span text:style-name="T30">PROBLEM” in blue color ==&gt; dropped. This is not a problem, but simply an unfinished item.</text:span></text:p></office:annotation><text:span text:style-name="T27">PROBLEM</text:span><office:annotation-end office:name="__Annotation__1019_1327311992"/> : loop ended short</text:p>
                  <text:list>
                    <text:list-item>
                      <text:p text:style-name="P52">“[libfx_5.py:1103 / 20190817_151739]</text:p>
                    </text:list-item>
                    <text:list-item>
                      <text:p text:style-name="P52">(step : B : 0) =================================== [loop : 127]”</text:p>
                    </text:list-item>
                    <text:list-item>
                      <text:p text:style-name="P52"><text:span text:style-name="T26">TRY</text:span> : see log file</text:p>
                      <text:list>
                        <text:list-item>
                          <text:p text:style-name="P52">BUSL3_No_T_1.(20190817_151657).log</text:p>
                        </text:list-item>
                        <text:list-item>
                          <text:p text:style-name="P52">in “loop : 127”</text:p>
                          <text:list>
                            <text:list-item>
                              <text:p text:style-name="P52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2">FOUND : #_20190817_152346:fix</text:p>
                          <text:list>
                            <text:list-item>
                              <text:p text:style-name="P52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00117076921776694" text:style-name="L22">
        <text:list-item>
          <text:p text:style-name="P53">TASK : “j3-2 : Y : 2” ~~</text:p>
          <text:list>
            <text:list-item>
              <text:p text:style-name="P53">#_20190817_152507:next</text:p>
            </text:list-item>
          </text:list>
        </text:list-item>
      </text:list>
      <text:p text:style-name="P9">[further]</text:p>
      <text:list xml:id="list2268057929082751682" text:style-name="L23">
        <text:list-item>
          <text:p text:style-name="P54"/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4.1_ 23 / 44. currency / 8. prog-python / 4 tester / 1. id-1 / </text:span><text:span text:style-name="T6">20190818_093049</text:span></text:p>
      <text:p text:style-name="P9"/>
      <text:p text:style-name="P9">[do] <text:span text:style-name="T21">#_</text:span> </text:p>
      <text:list xml:id="list7382492706000989764" text:style-name="L24">
        <text:list-item>
          <text:p text:style-name="P55">REVIEW</text:p>
        </text:list-item>
        <text:list-item>
          <text:p text:style-name="P55">TASK-1 : “j3-2 : Y : 2” ~~</text:p>
          <text:list>
            <text:list-item>
              <text:list>
                <text:list-item>
                  <text:p text:style-name="P55">#_20190817_152507:next</text:p>
                </text:list-item>
              </text:list>
            </text:list-item>
            <text:list-item>
              <text:p text:style-name="P55"><text:soft-page-break/><text:span text:style-name="T21">#_</text:span> T-1.1 : “j3 : Y : 2”</text:p>
            </text:list-item>
            <text:list-item>
              <text:p text:style-name="P55">T-1.2 : “j7” → C/P</text:p>
              <text:list>
                <text:list-item>
                  <text:p text:style-name="P55"><text:span text:style-name="T21">#_</text:span> C/P: ~~ “j7 : Y : 5”</text:p>
                  <text:list>
                    <text:list-item>
                      <text:p text:style-name="P55">#_20190818_094708:cp:from--------------</text:p>
                    </text:list-item>
                    <text:list-item>
                      <text:p text:style-name="P55">#_20190818_094708:cp:to--------------</text:p>
                    </text:list-item>
                  </text:list>
                </text:list-item>
                <text:list-item>
                  <text:p text:style-name="P55"><text:span text:style-name="T21">#_</text:span> C/P : “j7 : N” ~~ “j7 : N : 3”</text:p>
                  <text:list>
                    <text:list-item>
                      <text:p text:style-name="P55">#_20190818_094943:cp:from:--------------------</text:p>
                    </text:list-item>
                    <text:list-item>
                      <text:p text:style-name="P55">#_20190818_094943:cp:to:--------------------</text:p>
                    </text:list-item>
                  </text:list>
                </text:list-item>
                <text:list-item>
                  <text:p text:style-name="P55">TEST ==&gt; OK</text:p>
                  <text:list>
                    <text:list-item>
                      <text:p text:style-name="P55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TASK-2 : “j4” → up to “continue”</text:p>
          <text:list>
            <text:list-item>
              <text:p text:style-name="P55">T-2.1 : “j4 : N”, “Y”</text:p>
              <text:list>
                <text:list-item>
                  <text:p text:style-name="P55">“j7 : N : 3”</text:p>
                </text:list-item>
                <text:list-item>
                  <text:p text:style-name="P55">“j7 : Y : 6”</text:p>
                </text:list-item>
                <text:list-item>
                  <text:p text:style-name="P55">TEST : max → 200</text:p>
                  <text:list>
                    <text:list-item>
                      <text:p text:style-name="P55">new var value</text:p>
                    </text:list-item>
                    <text:list-item>
                      <text:p text:style-name="P55">comment in</text:p>
                    </text:list-item>
                    <text:list-item>
                      <text:p text:style-name="P55">==&gt; no error</text:p>
                    </text:list-item>
                    <text:list-item>
                      <text:p text:style-name="P55">==&gt; OK</text:p>
                      <text:list>
                        <text:list-item>
                          <text:p text:style-name="P55">“len(lo_Pos_Exits)<text:tab/>36</text:p>
                        </text:list-item>
                        <text:list-item>
                          <text:p text:style-name="P55">total<text:tab/>201</text:p>
                        </text:list-item>
                        <text:list-item>
                          <text:p text:style-name="P55">ratio<text:tab/>0.179</text:p>
                        </text:list-item>
                        <text:list-item>
                          <text:p text:style-name="P55">cntOf_SLs<text:tab/>24<text:tab/>(0.667)</text:p>
                        </text:list-item>
                        <text:list-item>
                          <text:p text:style-name="P55">cntOf_TPs<text:tab/>12<text:tab/>(0.333)</text:p>
                        </text:list-item>
                        <text:list-item>
                          <text:p text:style-name="P55">sumOf_SLs<text:tab/>-0.960</text:p>
                        </text:list-item>
                        <text:list-item>
                          <text:p text:style-name="P55">sumOf_TPs<text:tab/>1.238</text:p>
                        </text:list-item>
                        <text:list-item>
                          <text:p text:style-name="P55">ratio (TP/SL)<text:tab/>1.290</text:p>
                        </text:list-item>
                        <text:list-item>
                          <text:p text:style-name="P55">valOf_SL<text:tab/>0.030</text:p>
                        </text:list-item>
                        <text:list-item>
                          <text:p text:style-name="P55">valOf_TP<text:tab/>0.060</text:p>
                        </text:list-item>
                        <text:list-item>
                          <text:p text:style-name="P55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5">TASK-3 : csv ---&gt; 500 entries</text:p>
          <text:list>
            <text:list-item>
              <text:p text:style-name="P55">T-3.1 : stopper → off</text:p>
              <text:list>
                <text:list-item>
                  <text:p text:style-name="P55">“step : B : 1 : 1.1” → C/O</text:p>
                </text:list-item>
                <text:list-item>
                  <text:p text:style-name="P55">validate → see conf file : busl_3__tester_T_1__Buy_Up.conf</text:p>
                </text:list-item>
                <text:list-item>
                  <text:p text:style-name="P55">EXEC ==&gt; </text:p>
                  <text:list>
                    <text:list-item>
                      <text:p text:style-name="P55">==&gt; no error</text:p>
                    </text:list-item>
                    <text:list-item>
                      <text:p text:style-name="P55">“cntOf_SLs<text:tab/>63<text:tab/>(0.733)</text:p>
                    </text:list-item>
                    <text:list-item>
                      <text:p text:style-name="P55">cntOf_TPs<text:tab/>23<text:tab/>(0.267)</text:p>
                    </text:list-item>
                    <text:list-item>
                      <text:p text:style-name="P55">sumOf_SLs<text:tab/>-2.520</text:p>
                    </text:list-item>
                    <text:list-item>
                      <text:p text:style-name="P55">sumOf_TPs<text:tab/>2.049</text:p>
                    </text:list-item>
                    <text:list-item>
                      <text:p text:style-name="P55">ratio (TP/SL)<text:tab/>0.813</text:p>
                    </text:list-item>
                    <text:list-item>
                      <text:p text:style-name="P55">valOf_SL<text:tab/>0.030</text:p>
                    </text:list-item>
                    <text:list-item>
                      <text:p text:style-name="P55">valOf_TP<text:tab/>0.060</text:p>
                    </text:list-item>
                    <text:list-item>
                      <text:p text:style-name="P55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237544422006796102" text:style-name="L25">
        <text:list-item>
          <text:p text:style-name="P56">TASK : mt4 programming</text:p>
          <text:list>
            <text:list-item>
              <text:p text:style-name="P56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56">or, TASK : python, detect patterns</text:p>
          <text:list>
            <text:list-item>
              <text:p text:style-name="P56">dp_Tester_T_1__Buy_Up(lo_LO_Lines, lo_BDs_Tmp)</text:p>
            </text:list-item>
            <text:list-item>
              <text:p text:style-name="P56">#_20190706_231447:caller</text:p>
            </text:list-item>
            <text:list-item>
              <text:p text:style-name="P56">==&gt; e.g. new FUNC : dp_No_1__Down_Down_Buy()</text:p>
              <text:list>
                <text:list-item>
                  <text:p text:style-name="P56">No_1_1 : buy all</text:p>
                </text:list-item>
                <text:list-item>
                  <text:p text:style-name="P56">No_1_2 : buy if : prev 2 bars both in BB.range-5, or -6</text:p>
                </text:list-item>
                <text:list-item>
                  <text:p text:style-name="P56">==&gt; <text:span text:style-name="T28">淡々と、作っていこう</text:span></text:p>
                </text:list-item>
              </text:list>
            </text:list-item>
          </text:list>
        </text:list-item>
      </text:list>
      <text:p text:style-name="P9">[further]</text:p>
      <text:list xml:id="list1593356575533342951" text:style-name="L26">
        <text:list-item>
          <text:p text:style-name="P57"/>
        </text:list-item>
      </text:list>
      <text:p text:style-name="P7"><text:line-break/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7.2.1_1 / 44. currency / 7. mql prog / 2. eap-2 / 1. id-1 / </text:span><text:span text:style-name="T6">20190826_123319</text:span></text:p>
      <text:p text:style-name="P9"/>
      <text:p text:style-name="P9">[do] <text:span text:style-name="T21">#_</text:span> </text:p>
      <text:list xml:id="list3604073332549838404" text:style-name="L27">
        <text:list-item>
          <text:p text:style-name="P58">REVIEW</text:p>
        </text:list-item>
        <text:list-item>
          <text:p text:style-name="P90"><text:span text:style-name="T12">#_</text:span><text:span text:style-name="T8"> TASK-1 : start programming</text:span></text:p>
          <text:list>
            <text:list-item>
              <text:p text:style-name="P58">T-1.1 : DUP file</text:p>
              <text:list>
                <text:list-item>
                  <text:p text:style-name="P58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58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58">gen : func list</text:p>
                  <text:list>
                    <text:list-item>
                      <text:p text:style-name="P58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58">T-1.2 : renew the DUP-ed file</text:p>
              <text:list>
                <text:list-item>
                  <text:p text:style-name="P58">delete funcs</text:p>
                </text:list-item>
                <text:list-item>
                  <text:p text:style-name="P58">use “Print” command</text:p>
                </text:list-item>
                <text:list-item>
                  <text:p text:style-name="P58">TEST ==&gt; OK</text:p>
                </text:list-item>
              </text:list>
            </text:list-item>
          </text:list>
        </text:list-item>
        <text:list-item>
          <text:p text:style-name="P90"><text:span text:style-name="T12">#_</text:span><text:span text:style-name="T8"> TASK-2 : write to file ---&gt; debugging</text:span></text:p>
          <text:list>
            <text:list-item>
              <text:p text:style-name="P58">T-2.1</text:p>
              <text:list>
                <text:list-item>
                  <text:p text:style-name="P90"><text:span text:style-name="T8">log dir ==&gt; </text:span><text:soft-page-break/><text:span text:style-name="T8">C:\Users\iwabuchiken\AppData\Roaming\MetaQuotes\Terminal\3</text:span><text:span text:style-name="T8">4B08C83A5AAE27A4079DE708E60511E\MQL4\Files\Logs</text:span></text:p>
                </text:list-item>
                <text:list-item>
                  <text:p text:style-name="P58">TEST ==&gt; OK</text:p>
                </text:list-item>
              </text:list>
            </text:list-item>
          </text:list>
        </text:list-item>
        <text:list-item>
          <text:p text:style-name="P58">TASK-3 : new funcs</text:p>
          <text:list>
            <text:list-item>
              <text:list>
                <text:list-item>
                  <text:p text:style-name="P58">judge_1() : boolean</text:p>
                </text:list-item>
                <text:list-item>
                  <text:p text:style-name="P58">take_Position() : boolean</text:p>
                </text:list-item>
              </text:list>
            </text:list-item>
            <text:list-item>
              <text:p text:style-name="P90"><text:span text:style-name="T12">#_</text:span><text:span text:style-name="T8"> T-3.1 : FUNC : judge_1() : boolean</text:span></text:p>
              <text:list>
                <text:list-item>
                  <text:p text:style-name="P58">skeleton</text:p>
                </text:list-item>
                <text:list-item>
                  <text:p text:style-name="P58">TEST ==&gt; OK</text:p>
                  <text:list>
                    <text:list-item>
                      <text:p text:style-name="P58">→ up to “(step : j2 : N)”</text:p>
                    </text:list-item>
                  </text:list>
                </text:list-item>
              </text:list>
            </text:list-item>
            <text:list-item>
              <text:p text:style-name="P58">T-3.2 : “j3” ~~</text:p>
              <text:list>
                <text:list-item>
                  <text:p text:style-name="P58">//_20190826_132608:tmp</text:p>
                </text:list-item>
                <text:list-item>
                  <text:p text:style-name="P90"><text:span text:style-name="T12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58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58">DUP</text:p>
                    </text:list-item>
                    <text:list-item>
                      <text:p text:style-name="P58">include</text:p>
                    </text:list-item>
                  </text:list>
                </text:list-item>
                <text:list-item>
                  <text:p text:style-name="P58">new FUNC : judge_1()</text:p>
                  <text:list>
                    <text:list-item>
                      <text:p text:style-name="P58">at : lib_ea_2.mqh</text:p>
                    </text:list-item>
                    <text:list-item>
                      <text:p text:style-name="P58">signature</text:p>
                    </text:list-item>
                    <text:list-item>
                      <text:p text:style-name="P58">debug labels</text:p>
                      <text:list>
                        <text:list-item>
                          <text:p text:style-name="P58">//_20190826_133747:caller</text:p>
                        </text:list-item>
                        <text:list-item>
                          <text:p text:style-name="P58">//_20190826_133801:head</text:p>
                        </text:list-item>
                        <text:list-item>
                          <text:p text:style-name="P58">//_20190826_133815:wl</text:p>
                        </text:list-item>
                      </text:list>
                    </text:list-item>
                    <text:list-item>
                      <text:p text:style-name="P58">caller lines</text:p>
                    </text:list-item>
                    <text:list-item>
                      <text:p text:style-name="P5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594042753085707143" text:style-name="L28">
        <text:list-item>
          <text:p text:style-name="P59">TASK : “j3 : Y : 1” ~~</text:p>
          <text:list>
            <text:list-item>
              <text:p text:style-name="P59">//_20190826_135520:next</text:p>
            </text:list-item>
          </text:list>
        </text:list-item>
      </text:list>
      <text:p text:style-name="P9"><text:soft-page-break/>[further]</text:p>
      <text:list xml:id="list8438362901691308015" text:style-name="L29">
        <text:list-item>
          <text:p text:style-name="P60"/>
        </text:list-item>
      </text:list>
      <text:p text:style-name="P7"><text:line-break/></text:p>
      <text:p text:style-name="P11"/>
      <text:p text:style-name="P9">---------------------------------------------------------------------------</text:p>
      <text:p text:style-name="P15"><text:span text:style-name="T3">res free# JVEMV6 44#7.2.1_2 / 44. currency / 7. mql prog / 2. eap-2 / 1. id-1 / </text:span><text:span text:style-name="T6">20190827_105748</text:span></text:p>
      <text:p text:style-name="P9"/>
      <text:p text:style-name="P9">[do] <text:span text:style-name="T21">#_</text:span> </text:p>
      <text:list xml:id="list1056456606951982410" text:style-name="L30">
        <text:list-item>
          <text:p text:style-name="P61">REVIEW</text:p>
        </text:list-item>
        <text:list-item>
          <text:p text:style-name="P91"><text:span text:style-name="T12">@#_</text:span><text:span text:style-name="T8"> TASK-1 : “j3 : Y : 1” ~~</text:span></text:p>
          <text:list>
            <text:list-item>
              <text:list>
                <text:list-item>
                  <text:p text:style-name="P61">//_20190826_135520:next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new FUNC : take_Position__Buy()</text:p>
                  <text:list>
                    <text:list-item>
                      <text:p text:style-name="P61">signature</text:p>
                    </text:list-item>
                    <text:list-item>
                      <text:p text:style-name="P61">time labels</text:p>
                    </text:list-item>
                    <text:list-item>
                      <text:p text:style-name="P61">caller</text:p>
                    </text:list-item>
                  </text:list>
                </text:list-item>
                <text:list-item>
                  <text:p text:style-name="P61">TEST ==&gt; OK</text:p>
                </text:list-item>
              </text:list>
            </text:list-item>
          </text:list>
        </text:list-item>
        <text:list-item>
          <text:p text:style-name="P91"><text:span text:style-name="T12">#_</text:span><text:span text:style-name="T8"> TASK-2 : “j3 : Y : 2”</text:span></text:p>
          <text:list>
            <text:list-item>
              <text:p text:style-name="P61">==&gt; OK</text:p>
            </text:list-item>
          </text:list>
        </text:list-item>
        <text:list-item>
          <text:p text:style-name="P91"><text:span text:style-name="T12">#_</text:span><text:span text:style-name="T8"> TASK-3 : “j3 : Y : 1” → take position</text:span></text:p>
          <text:list>
            <text:list-item>
              <text:list>
                <text:list-item>
                  <text:p text:style-name="P61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1">T-3.1 : func : take_Position__Buy()</text:p>
              <text:list>
                <text:list-item>
                  <text:p text:style-name="P61">==&gt; show values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91"><text:span text:style-name="T12">#_</text:span><text:span text:style-name="T8"> T-3.2 : send order</text:span></text:p>
              <text:list>
                <text:list-item>
                  <text:p text:style-name="P61"><text:soft-page-break/>==&gt; OK</text:p>
                </text:list-item>
              </text:list>
            </text:list-item>
          </text:list>
        </text:list-item>
      </text:list>
      <text:p text:style-name="P9">[next]</text:p>
      <text:list xml:id="list1185633409452113241" text:style-name="L31">
        <text:list-item>
          <text:p text:style-name="P62">TASK : </text:p>
          <text:list>
            <text:list-item>
              <text:list>
                <text:list-item>
                  <text:p text:style-name="P80">ref</text:p>
                  <text:list>
                    <text:list-item>
                      <text:p text:style-name="P80">lib_ea.mqh : //_20190827_143022:ref : ordermodify</text:p>
                    </text:list-item>
                    <text:list-item>
                      <text:p text:style-name="P80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2">“j2 : Y” <text:span text:style-name="T28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9">[further]</text:p>
      <text:list xml:id="list6859707337566933465" text:style-name="L32">
        <text:list-item>
          <text:p text:style-name="P63"/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5">res free# JVEMV6 44#7.2.1_3 / 44. currency / 7. mql prog / 2. eap-2 / 1. id-1 / </text:span><text:span text:style-name="T6">20190828_094028</text:span></text:p>
      <text:p text:style-name="P9"/>
      <text:p text:style-name="P9">[do] <text:span text:style-name="T21">#_</text:span> </text:p>
      <text:list xml:id="list7238523478848187318" text:style-name="L33">
        <text:list-item>
          <text:p text:style-name="P92"><text:span text:style-name="T12">#_</text:span><text:span text:style-name="T8"> REVIEW</text:span></text:p>
        </text:list-item>
        <text:list-item>
          <text:p text:style-name="P64">TASK-1 : </text:p>
          <text:list>
            <text:list-item>
              <text:list>
                <text:list-item>
                  <text:p text:style-name="P81">ref</text:p>
                  <text:list>
                    <text:list-item>
                      <text:p text:style-name="P81">lib_ea.mqh : //_20190827_143022:ref : ordermodify</text:p>
                    </text:list-item>
                    <text:list-item>
                      <text:p text:style-name="P81">ea_Exp_1__TrailingStop.mq4 : //_20190827_143229:ref : OrdersTotal</text:p>
                    </text:list-item>
                  </text:list>
                </text:list-item>
                <text:list-item>
                  <text:p text:style-name="P64"><text:span text:style-name="T8">“j2 : Y” </text:span><text:span text:style-name="T28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92"><text:span text:style-name="T12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81">“j2 : Y : 1”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92"><text:soft-page-break/><text:span text:style-name="T13">#_</text:span><text:span text:style-name="T9"> T-1.2 : “j2-1”</text:span></text:p>
              <text:list>
                <text:list-item>
                  <text:p text:style-name="P81">==&gt; OK</text:p>
                </text:list-item>
              </text:list>
            </text:list-item>
            <text:list-item>
              <text:p text:style-name="P92"><text:span text:style-name="T13">#_</text:span><text:span text:style-name="T9"> T-1.3 : “j2-1 : Y”, “ : N”</text:span></text:p>
              <text:list>
                <text:list-item>
                  <text:p text:style-name="P81">==&gt; OK</text:p>
                </text:list-item>
              </text:list>
            </text:list-item>
          </text:list>
        </text:list-item>
      </text:list>
      <text:p text:style-name="P9">[next]</text:p>
      <text:list xml:id="list5645612312534402324" text:style-name="L34">
        <text:list-item>
          <text:p text:style-name="P65">TASK : “j1-2” → new node</text:p>
          <text:list>
            <text:list-item>
              <text:p text:style-name="P65">if NO → exec “j3 : Y” and on</text:p>
            </text:list-item>
            <text:list-item>
              <text:p text:style-name="P65">if YES → continue (i.e. return(0))</text:p>
            </text:list-item>
            <text:list-item>
              <text:p text:style-name="P65">//_20190828_102028:next</text:p>
            </text:list-item>
          </text:list>
        </text:list-item>
      </text:list>
      <text:p text:style-name="P9">[further]</text:p>
      <text:list xml:id="list6761692763670786955" text:style-name="L35">
        <text:list-item>
          <text:p text:style-name="P86">orders ---&gt; to file “orders.[XXXX].dat”</text:p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7.2.1_4 / 44. currency / 7. mql prog / 2. eap-2 / 1. id-1 / </text:span><text:span text:style-name="T6">20190829_113527</text:span></text:p>
      <text:p text:style-name="P9"/>
      <text:p text:style-name="P9">[do] <text:span text:style-name="T21">#_</text:span> </text:p>
      <text:list xml:id="list7700424435202283934" text:style-name="L36">
        <text:list-item>
          <text:p text:style-name="P66">REVIEW</text:p>
        </text:list-item>
        <text:list-item>
          <text:p text:style-name="P66"><text:span text:style-name="T21">#_</text:span> TASK-1 : “j1-2” → new node</text:p>
          <text:list>
            <text:list-item>
              <text:list>
                <text:list-item>
                  <text:p text:style-name="P66">if NO → exec “j3<text:span text:style-name="T29"> : Y</text:span>” and on</text:p>
                </text:list-item>
                <text:list-item>
                  <text:p text:style-name="P66">if YES → continue (i.e. return(0))</text:p>
                </text:list-item>
                <text:list-item>
                  <text:p text:style-name="P66">//_20190828_102028:next</text:p>
                </text:list-item>
              </text:list>
            </text:list-item>
            <text:list-item>
              <text:p text:style-name="P66"><text:span text:style-name="T21">#_</text:span> T-1.1</text:p>
              <text:list>
                <text:list-item>
                  <text:p text:style-name="P66">CODING : ~~ “j1-3”</text:p>
                </text:list-item>
                <text:list-item>
                  <text:p text:style-name="P66">TEST ==&gt; OK</text:p>
                </text:list-item>
              </text:list>
            </text:list-item>
            <text:list-item>
              <text:p text:style-name="P66"><text:span text:style-name="T21">#_</text:span> SEG-1 : “j2-1 : N : 1” ==&gt; add : judge, take position</text:p>
              <text:list>
                <text:list-item>
                  <text:p text:style-name="P66">CODING : //_20190829_104432:tmp</text:p>
                  <text:list>
                    <text:list-item>
                      <text:p text:style-name="P66">C/P : “j3”</text:p>
                    </text:list-item>
                    <text:list-item>
                      <text:p text:style-name="P66">delete : time labels</text:p>
                    </text:list-item>
                  </text:list>
                </text:list-item>
                <text:list-item>
                  <text:p text:style-name="P66"><text:soft-page-break/>TEST ==&gt; OK</text:p>
                </text:list-item>
              </text:list>
            </text:list-item>
          </text:list>
        </text:list-item>
        <text:list-item>
          <text:p text:style-name="P66">TASK-2 : orders ---&gt; to file “orders.[XXXX].dat” (fur-2 / 20190828_094028)</text:p>
          <text:list>
            <text:list-item>
              <text:list>
                <text:list-item>
                  <text:p text:style-name="P66">“j1-3 :Y : 1”</text:p>
                </text:list-item>
                <text:list-item>
                  <text:p text:style-name="P66">“j2-2 : Y : 1”</text:p>
                </text:list-item>
              </text:list>
            </text:list-item>
            <text:list-item>
              <text:p text:style-name="P66">T-2.1 : “j1-3 :Y : 1”</text:p>
              <text:list>
                <text:list-item>
                  <text:p text:style-name="P66">CODING : </text:p>
                  <text:list>
                    <text:list-item>
                      <text:p text:style-name="P66"><text:span text:style-name="T21">#_</text:span> new file name : fname_Log_DAT_For_Session : //_20190829_110901:tmp</text:p>
                    </text:list-item>
                    <text:list-item>
                      <text:p text:style-name="P66">write log : //_20190829_110834:tmp</text:p>
                    </text:list-item>
                  </text:list>
                </text:list-item>
                <text:list-item>
                  <text:p text:style-name="P66">TEST ==&gt; OK</text:p>
                </text:list-item>
              </text:list>
            </text:list-item>
          </text:list>
        </text:list-item>
      </text:list>
      <text:p text:style-name="P9">[next]</text:p>
      <text:list xml:id="list3555535954139739950" text:style-name="L37">
        <text:list-item>
          <text:p text:style-name="P67">TASK : trailing feature</text:p>
          <text:list>
            <text:list-item>
              <text:p text:style-name="P67">“step : A : 1”</text:p>
            </text:list-item>
            <text:list-item>
              <text:p text:style-name="P67">//_20190829_112152:next</text:p>
            </text:list-item>
          </text:list>
        </text:list-item>
      </text:list>
      <text:p text:style-name="P9">[further]</text:p>
      <text:list xml:id="list6366237867636574536" text:style-name="L38">
        <text:list-item>
          <text:p text:style-name="P68">new node : “j0” (in “start()”)</text:p>
          <text:list>
            <text:list-item>
              <text:p text:style-name="P68">condition → pending orders?</text:p>
              <text:list>
                <text:list-item>
                  <text:p text:style-name="P68">if YES → go to j1</text:p>
                </text:list-item>
                <text:list-item>
                  <text:p text:style-name="P68">if NO → goto j3</text:p>
                </text:list-item>
              </text:list>
            </text:list-item>
          </text:list>
        </text:list-item>
        <text:list-item>
          <text:p text:style-name="P68">“[eap-2.id-1].(20190829_111540).log”</text:p>
          <text:list>
            <text:list-item>
              <text:p text:style-name="P68">==&gt; add pair, period, too.</text:p>
            </text:list-item>
          </text:list>
        </text:list-item>
        <text:list-item>
          <text:p text:style-name="P68">“DetailedStatement.[20190829_112315]htm.htm”</text:p>
          <text:list>
            <text:list-item>
              <text:p text:style-name="P68">extract a list of orders ==&gt; python program</text:p>
            </text:list-item>
            <text:list-item>
              <text:p text:style-name="P68">at : C:\Users\iwabuchiken\AppData\Roaming\MetaQuotes\Terminal\34B08C83A5AAE27A4079DE708E60511E\MQL4\Logs\logs_trading</text:p>
            </text:list-item>
            <text:list-item>
              <text:p text:style-name="P68">how</text:p>
              <text:list>
                <text:list-item>
                  <text:p text:style-name="P68">method-1</text:p>
                  <text:list>
                    <text:list-item>
                      <text:p text:style-name="P68">extract all “tr” tags</text:p>
                    </text:list-item>
                    <text:list-item>
                      <text:p text:style-name="P68"><text:soft-page-break/>of those TRs, collect the first TD</text:p>
                    </text:list-item>
                    <text:list-item>
                      <text:p text:style-name="P68">of this TD, if it has an attribute of “title” ==&gt; add to the list</text:p>
                    </text:list-item>
                  </text:list>
                </text:list-item>
                <text:list-item>
                  <text:p text:style-name="P68">-2</text:p>
                  <text:list>
                    <text:list-item>
                      <text:p text:style-name="P68">find with regex “&lt;td title="#\d+? My order[tp]"&gt;\d+?&lt;/td&gt;”</text:p>
                    </text:list-item>
                    <text:list-item>
                      <text:p text:style-name="P68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7"><text:line-break/></text:p>
      <text:p text:style-name="P9">---------------------------------------------------------------------------</text:p>
      <text:p text:style-name="P15"><text:span text:style-name="T3">res free# JVEMV6 44#8.5.1_1 / 44. currency / 8. prog-python / 5. manage-trading-data / 1. build result csv data / </text:span><text:span text:style-name="T6">20190901_144558</text:span></text:p>
      <text:p text:style-name="P9"/>
      <text:p text:style-name="P9">[do] <text:span text:style-name="T21">#_</text:span> </text:p>
      <text:list xml:id="list3987981902555648243" text:style-name="L39">
        <text:list-item>
          <text:p text:style-name="P69">REVIEW</text:p>
        </text:list-item>
        <text:list-item>
          <text:p text:style-name="P93"><text:span text:style-name="T12">#_</text:span><text:span text:style-name="T8"> TASK-1 : new file → start coding</text:span></text:p>
          <text:list>
            <text:list-item>
              <text:p text:style-name="P69">T-1.1 : new file</text:p>
            </text:list-item>
            <text:list-item>
              <text:p text:style-name="P69">T-1.2 : data</text:p>
              <text:list>
                <text:list-item>
                  <text:p text:style-name="P69">C:\Users\iwabuchiken\AppData\Roaming\MetaQuotes\Terminal\34B08C83A5AAE27A4079DE708E60511E\MQL4\Logs\logs_trading</text:p>
                  <text:list>
                    <text:list-item>
                      <text:p text:style-name="P69">DetailedStatement.[20190901_145309].htm</text:p>
                    </text:list-item>
                  </text:list>
                </text:list-item>
                <text:list-item>
                  <text:p text:style-name="P69">C:\Users\iwabuchiken\AppData\Roaming\MetaQuotes\Terminal\34B08C83A5AAE27A4079DE708E60511E\MQL4\Files\Logs\20190829_223434[eap-2.id-1].[EURJPY-1].dir</text:p>
                  <text:list>
                    <text:list-item>
                      <text:p text:style-name="P69">[eap-2.id-1].(20190829_223434).dat</text:p>
                    </text:list-item>
                  </text:list>
                </text:list-item>
              </text:list>
            </text:list-item>
            <text:list-item>
              <text:p text:style-name="P69">T-1.3 : open file → “dat” file</text:p>
              <text:list>
                <text:list-item>
                  <text:p text:style-name="P93"><text:span text:style-name="T8">CODING : </text:span><text:span text:style-name="T10">#_20190901_150006:tmp</text:span></text:p>
                  <text:list>
                    <text:list-item>
                      <text:p text:style-name="P83">close file</text:p>
                    </text:list-item>
                  </text:list>
                </text:list-item>
              </text:list>
            </text:list-item>
            <text:list-item>
              <text:p text:style-name="P83">T-1.4 : file → read lines</text:p>
              <text:list>
                <text:list-item>
                  <text:p text:style-name="P83">==&gt; OK</text:p>
                </text:list-item>
              </text:list>
            </text:list-item>
          </text:list>
        </text:list-item>
        <text:list-item>
          <text:p text:style-name="P93"><text:span text:style-name="T14">#_</text:span><text:span text:style-name="T10"> TASK-2</text:span></text:p>
          <text:list>
            <text:list-item>
              <text:p text:style-name="P83"><text:soft-page-break/>T-1.1 : get list of trade numbers</text:p>
              <text:list>
                <text:list-item>
                  <text:p text:style-name="P83">“step : 3 <text:s text:c="11"/>build list”</text:p>
                </text:list-item>
                <text:list-item>
                  <text:p text:style-name="P83">==&gt; OK</text:p>
                </text:list-item>
              </text:list>
            </text:list-item>
          </text:list>
        </text:list-item>
        <text:list-item>
          <text:p text:style-name="P83">TASK-3 : report file</text:p>
          <text:list>
            <text:list-item>
              <text:p text:style-name="P83">T-3.1 : open → with html parser</text:p>
              <text:list>
                <text:list-item>
                  <text:p text:style-name="P83">new FUNC : _build_result_csv_data__Report_File()</text:p>
                  <text:list>
                    <text:list-item>
                      <text:p text:style-name="P83">signature</text:p>
                    </text:list-item>
                    <text:list-item>
                      <text:p text:style-name="P83">debug labels</text:p>
                    </text:list-item>
                    <text:list-item>
                      <text:p text:style-name="P83">caller</text:p>
                    </text:list-item>
                  </text:list>
                </text:list-item>
              </text:list>
            </text:list-item>
            <text:list-item>
              <text:p text:style-name="P83">T-3.2 : read file</text:p>
              <text:list>
                <text:list-item>
                  <text:p text:style-name="P93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83">CODING </text:p>
                </text:list-item>
                <text:list-item>
                  <text:p text:style-name="P83">==&gt; OK</text:p>
                </text:list-item>
              </text:list>
            </text:list-item>
            <text:list-item>
              <text:p text:style-name="P83">T-3.3 : read ==&gt; TR tags</text:p>
              <text:list>
                <text:list-item>
                  <text:p text:style-name="P83">“step : 2 : 3 <text:s text:c="11"/>read : TR tags”</text:p>
                </text:list-item>
                <text:list-item>
                  <text:p text:style-name="P83">==&gt; OK</text:p>
                  <text:list>
                    <text:list-item>
                      <text:p text:style-name="P83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83">T-3.4 : each TR → collect TD tags</text:p>
              <text:list>
                <text:list-item>
                  <text:p text:style-name="P83">==&gt; OK</text:p>
                </text:list-item>
              </text:list>
            </text:list-item>
            <text:list-item>
              <text:p text:style-name="P83">T-3.5 : TD tags → get text</text:p>
              <text:list>
                <text:list-item>
                  <text:p text:style-name="P83">==&gt; OK</text:p>
                </text:list-item>
                <text:list-item>
                  <text:p text:style-name="P83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83">T-3.6 : “step : 2 : 5.2 : 3”</text:p>
              <text:list>
                <text:list-item>
                  <text:p text:style-name="P83">#_20190901_161249:tmp</text:p>
                </text:list-item>
                <text:list-item>
                  <text:p text:style-name="P83">==&gt; OK</text:p>
                </text:list-item>
              </text:list>
            </text:list-item>
          </text:list>
        </text:list-item>
      </text:list>
      <text:p text:style-name="P9">[next]</text:p>
      <text:list xml:id="list7410994089279793652" text:style-name="L40">
        <text:list-item>
          <text:p text:style-name="P70">TASK</text:p>
          <text:list>
            <text:list-item>
              <text:p text:style-name="P70">detected TDs ---&gt; into a list</text:p>
            </text:list-item>
            <text:list-item>
              <text:p text:style-name="P70">#_20190901_161624:next</text:p>
            </text:list-item>
          </text:list>
        </text:list-item>
      </text:list>
      <text:p text:style-name="P9">[further]</text:p>
      <text:list xml:id="list342048004684967202" text:style-name="L41">
        <text:list-item>
          <text:p text:style-name="P71"><text:soft-page-break/></text:p>
        </text:list-item>
      </text:list>
      <text:p text:style-name="P7"><text:line-break/></text:p>
      <text:p text:style-name="P7"/>
      <text:p text:style-name="P11"/>
      <text:p text:style-name="P9">---------------------------------------------------------------------------</text:p>
      <text:p text:style-name="P15"><text:span text:style-name="T3">res free# JVEMV6 44#8.5.1_2 / 44. currency / 8. prog-python / 5. manage-trading-data / 1. build result csv data / </text:span><text:span text:style-name="T6">20190902_123501</text:span></text:p>
      <text:p text:style-name="P9"/>
      <text:p text:style-name="P9">[do] <text:span text:style-name="T21">#_</text:span> </text:p>
      <text:list xml:id="list7212225027022081224" text:style-name="L42">
        <text:list-item>
          <text:p text:style-name="P72">REVIEW</text:p>
        </text:list-item>
        <text:list-item>
          <text:p text:style-name="P72">TASK-1 : detected TDs ---&gt; into a list</text:p>
          <text:list>
            <text:list-item>
              <text:list>
                <text:list-item>
                  <text:p text:style-name="P72">#_20190901_161624:next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show : len(lo_TRs_With_Order_TDS)</text:p>
                </text:list-item>
                <text:list-item>
                  <text:p text:style-name="P72">#_20190902_124052:tmp</text:p>
                </text:list-item>
                <text:list-item>
                  <text:p text:style-name="P72">==&gt; PROBLEM : “[44_8.5_build-result-csv-data.py:461] len(lo_TRs_With_Order_TDS) ==&gt; 164”</text:p>
                  <text:list>
                    <text:list-item>
                      <text:p text:style-name="P72">==&gt; should be less than 100</text:p>
                    </text:list-item>
                  </text:list>
                </text:list-item>
                <text:list-item>
                  <text:p text:style-name="P72">SEG-1 : write to file</text:p>
                  <text:list>
                    <text:list-item>
                      <text:p text:style-name="P72">S-1.1 : file path</text:p>
                      <text:list>
                        <text:list-item>
                          <text:p text:style-name="P72">#_20190902_124906:tmp</text:p>
                        </text:list-item>
                      </text:list>
                    </text:list-item>
                    <text:list-item>
                      <text:p text:style-name="P72">S-1.2 : make dirs</text:p>
                      <text:list>
                        <text:list-item>
                          <text:p text:style-name="P72">#_20190902_125615:tmp</text:p>
                        </text:list-item>
                      </text:list>
                    </text:list-item>
                    <text:list-item>
                      <text:p text:style-name="P72">S-1.3 : write</text:p>
                      <text:list>
                        <text:list-item>
                          <text:p text:style-name="P72">#_20190902_130031:tmp</text:p>
                        </text:list-item>
                        <text:list-item>
                          <text:p text:style-name="P7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2">TASK-2 : return list</text:p>
          <text:list>
            <text:list-item>
              <text:p text:style-name="P72">T-2.1</text:p>
            </text:list-item>
          </text:list>
        </text:list-item>
      </text:list>
      <text:p text:style-name="P9">[next]</text:p>
      <text:list xml:id="list5412463312859644588" text:style-name="L43">
        <text:list-item>
          <text:p text:style-name="P73"><text:soft-page-break/>TASK</text:p>
          <text:list>
            <text:list-item>
              <text:p text:style-name="P73">“lo_Order_Numbers” and “lo_TRs_With_Order_TDS”</text:p>
              <text:list>
                <text:list-item>
                  <text:p text:style-name="P73">==&gt; build a full list of orders</text:p>
                </text:list-item>
                <text:list-item>
                  <text:p text:style-name="P73">#_20190902_132829:tmp</text:p>
                </text:list-item>
              </text:list>
            </text:list-item>
          </text:list>
        </text:list-item>
      </text:list>
      <text:p text:style-name="P9">[further]</text:p>
      <text:list xml:id="list1297471214587255089" text:style-name="L44">
        <text:list-item>
          <text:p text:style-name="P74"/>
        </text:list-item>
      </text:list>
      <text:p text:style-name="P7"/>
      <text:p text:style-name="P11"/>
      <text:p text:style-name="P9">---------------------------------------------------------------------------</text:p>
      <text:p text:style-name="P15"><text:span text:style-name="T4">res free# JVEMV6 44#8.5.1_3 / 44. currency / 8. prog-python / 5. manage-trading-data / 1. build result csv data / </text:span><text:span text:style-name="T6">20190903_122953</text:span></text:p>
      <text:p text:style-name="P9"/>
      <text:p text:style-name="P9">[do] <text:span text:style-name="T21">#_</text:span> </text:p>
      <text:list xml:id="list260061593622852579" text:style-name="L45">
        <text:list-item>
          <text:p text:style-name="P75">REVIEW</text:p>
        </text:list-item>
        <text:list-item>
          <text:p text:style-name="P75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75">==&gt; build a full list of orders</text:p>
                    </text:list-item>
                    <text:list-item>
                      <text:p text:style-name="P75">#_20190902_132829:tmp</text:p>
                    </text:list-item>
                  </text:list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build : full data</text:p>
                </text:list-item>
                <text:list-item>
                  <text:p text:style-name="P75">==&gt; OK</text:p>
                </text:list-item>
              </text:list>
            </text:list-item>
          </text:list>
        </text:list-item>
        <text:list-item>
          <text:p text:style-name="P75">TASK-2 : to file</text:p>
          <text:list>
            <text:list-item>
              <text:list>
                <text:list-item>
                  <text:p text:style-name="P75">#_20190903_124102:tmp</text:p>
                </text:list-item>
              </text:list>
            </text:list-item>
            <text:list-item>
              <text:p text:style-name="P75">T-2.1 : new FUNC : _build_result_csv_data__Write_Full_Data</text:p>
              <text:list>
                <text:list-item>
                  <text:p text:style-name="P75">#_20190903_124741:caller</text:p>
                </text:list-item>
                <text:list-item>
                  <text:p text:style-name="P75">CODING</text:p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  <text:list-item>
          <text:p text:style-name="P75">TASK-3 : graph</text:p>
          <text:list>
            <text:list-item>
              <text:p text:style-name="P75">T-3.1 : </text:p>
              <text:list>
                <text:list-item>
                  <text:p text:style-name="P75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soft-page-break/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75">T-3.2</text:p>
              <text:list>
                <text:list-item>
                  <text:p text:style-name="P75">results</text:p>
                  <text:list>
                    <text:list-item>
                      <text:p text:style-name="P75">negative<text:tab/>94<text:tab/>74.02%</text:p>
                    </text:list-item>
                    <text:list-item>
                      <text:p text:style-name="P75">positive<text:tab/>33<text:tab/>25.98%</text:p>
                    </text:list-item>
                    <text:list-item>
                      <text:p text:style-name="P75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614130472720583661" text:style-name="L46">
        <text:list-item>
          <text:p text:style-name="P76">COMP</text:p>
        </text:list-item>
      </text:list>
      <text:p text:style-name="P9">[further]</text:p>
      <text:list xml:id="list4057250729629149323" text:style-name="L47">
        <text:list-item>
          <text:p text:style-name="P82">detect pattern</text:p>
          <text:list>
            <text:list-item>
              <text:p text:style-name="P82">例えば、３本連下げを集める（python）</text:p>
            </text:list-item>
            <text:list-item>
              <text:p text:style-name="P82">事例を５つぐらい、眺めてみる。</text:p>
            </text:list-item>
            <text:list-item>
              <text:p text:style-name="P82">共通の特徴を、３つぐらい、ピックアップ。（m1~3)</text:p>
            </text:list-item>
            <text:list-item>
              <text:p text:style-name="P82">それらの、m1~3 を、条件として、mql のプログ、作る（n1）</text:p>
            </text:list-item>
            <text:list-item>
              <text:p text:style-name="P82">n1 ==&gt; 実行 (on mt4)</text:p>
            </text:list-item>
          </text:list>
        </text:list-item>
        <text:list-item>
          <text:p text:style-name="P82">mt4 prog</text:p>
          <text:list>
            <text:list-item>
              <text:p text:style-name="P82">trailing-stop feature</text:p>
            </text:list-item>
          </text:list>
        </text:list-item>
      </text:list>
      <text:p text:style-name="P7"/>
      <text:p text:style-name="P11">@@@</text:p>
      <text:p text:style-name="P7"/>
      <text:p text:style-name="P7"/>
      <text:p text:style-name="P7"/>
      <text:p text:style-name="P7">------------------------------------------------ [TEMPLATE] 20190630_172146</text:p>
      <text:p text:style-name="P9">---------------------------------------------------------------------------</text:p>
      <text:p text:style-name="P15"><text:span text:style-name="T3">res free# JVEMV6 44#7.2.1_2 / 44. currency / 7. mql prog / 2. eap-2 / 1. id-1 / </text:span><text:span text:style-name="T6">XXX</text:span></text:p>
      <text:p text:style-name="P9"/>
      <text:p text:style-name="P9">[do] <text:span text:style-name="T21">#_</text:span> </text:p>
      <text:list xml:id="list33593588" text:continue-list="list260061593622852579" text:style-name="L45">
        <text:list-item>
          <text:p text:style-name="P75">REVIEW</text:p>
        </text:list-item>
        <text:list-item>
          <text:p text:style-name="P75">TASK-1</text:p>
          <text:list>
            <text:list-item>
              <text:p text:style-name="P75"/>
            </text:list-item>
          </text:list>
        </text:list-item>
      </text:list>
      <text:p text:style-name="P9"><text:soft-page-break/>[next]</text:p>
      <text:list xml:id="list7680380962057067997" text:style-name="L48">
        <text:list-item>
          <text:p text:style-name="P77">TASK</text:p>
        </text:list-item>
      </text:list>
      <text:p text:style-name="P9">[further]</text:p>
      <text:list xml:id="list1422206637724443706" text:style-name="L49">
        <text:list-item>
          <text:p text:style-name="P78"/>
        </text:list-item>
      </text:list>
      <text:p text:style-name="P3"><text:line-break/></text:p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0"><text:a xlink:type="simple" xlink:href="https://docs.zoho.com/sheet/open/eovu1e1199284fd744d5eb3f86070b4f2abb6/sheets/tester/ranges/A2" text:style-name="Internet_20_link" text:visited-style-name="Visited_20_Internet_20_Link"><text:span text:style-name="T15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5">b3f86070b4f2abb6/sheets/tester/ranges/A2</text:span></text:a></text:p>
          </table:table-cell>
          <table:table-cell table:style-name="表1.A1" office:value-type="string">
            <text:p text:style-name="P16">20190708_000057</text:p>
          </table:table-cell>
        </table:table-row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8">------------------------------------------------------- [STEPS : close : mql4] 20190826_135737</text:p>
      <text:list xml:id="list267366608209293641" text:style-name="L50">
        <text:list-item>
          <text:p text:style-name="P85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2">r q &amp;&amp; s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  <table:table-row>
          <table:table-cell table:style-name="表3.A2" office:value-type="string">
            <text:p text:style-name="P18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</table:table>
      <text:list xml:id="list33601657" text:continue-numbering="true" text:style-name="L50">
        <text:list-item>
          <text:list>
            <text:list-item>
              <text:p text:style-name="P85"/>
            </text:list-item>
            <text:list-item>
              <text:p text:style-name="P85"/>
            </text:list-item>
          </text:list>
        </text:list-item>
      </text:list>
      <text:p text:style-name="P8">/ ------------------------------------------------------- [STEPS : close : mql4] 20190826_135737 /</text:p>
      <text:p text:style-name="P8"/>
      <text:p text:style-name="P8">------------------------------------------------------- [STEPS : close] 20190718_165045</text:p>
      <text:p text:style-name="P5">[close]</text:p>
      <text:list xml:id="list1245587620836386066" text:style-name="L51">
        <text:list-item>
          <text:p text:style-name="P29">git</text:p>
          <text:list>
            <text:list-item>
              <text:p text:style-name="P33">console</text:p>
              <text:list>
                <text:list-item>
                  <text:p text:style-name="P33">r o1 &amp;&amp; s &amp;&amp; r q4 &amp;&amp; s</text:p>
                </text:list-item>
                <text:list-item>
                  <text:p text:style-name="P35"/>
                </text:list-item>
                <text:list-item>
                  <text:p text:style-name="P33">r o1 &amp;&amp; s &amp;&amp; r q &amp;&amp; s</text:p>
                </text:list-item>
                <text:list-item>
                  <text:p text:style-name="P35"><text:soft-page-break/> </text:p>
                </text:list-item>
                <text:list-item>
                  <text:p text:style-name="P33">r o1 &amp;&amp; s</text:p>
                </text:list-item>
                <text:list-item>
                  <text:p text:style-name="P35"/>
                </text:list-item>
                <text:list-item>
                  <text:p text:style-name="P33">r q4 &amp;&amp; s</text:p>
                </text:list-item>
                <text:list-item>
                  <text:p text:style-name="P35"/>
                </text:list-item>
                <text:list-item>
                  <text:p text:style-name="P33">r q1 &amp;&amp; s</text:p>
                </text:list-item>
                <text:list-item>
                  <text:p text:style-name="P35"/>
                </text:list-item>
                <text:list-item>
                  <text:p text:style-name="P33">r q &amp;&amp; s</text:p>
                </text:list-item>
                <text:list-item>
                  <text:p text:style-name="P34"/>
                </text:list-item>
                <text:list-item>
                  <text:p text:style-name="P33">g l --grep=currency</text:p>
                </text:list-item>
                <text:list-item>
                  <text:p text:style-name="P35"/>
                </text:list-item>
              </text:list>
            </text:list-item>
            <text:list-item>
              <text:p text:style-name="P33">commit</text:p>
              <text:list>
                <text:list-item>
                  <text:p text:style-name="P36">"myself] res freeJVEMV6 44#5.1 74 / 44. currency / 5. ea tools / 1. first / 20190608_160040</text:p>
                </text:list-item>
                <text:list-item>
                  <text:p text:style-name="P35"/>
                </text:list-item>
                <text:list-item>
                  <text:p text:style-name="P36">----------------</text:p>
                </text:list-item>
                <text:list-item>
                  <text:p text:style-name="P35"/>
                </text:list-item>
                <text:list-item>
                  <text:p text:style-name="P36">new FUNC : get_Bars__M_1_A_2</text:p>
                </text:list-item>
                <text:list-item>
                  <text:p text:style-name="P35"/>
                </text:list-item>
                <text:list-item>
                  <text:p text:style-name="P36">==&gt; started</text:p>
                </text:list-item>
                <text:list-item>
                  <text:p text:style-name="P36">"</text:p>
                </text:list-item>
              </text:list>
            </text:list-item>
            <text:list-item>
              <text:p text:style-name="P33">console</text:p>
              <text:list>
                <text:list-item>
                  <text:p text:style-name="P33">r q4 &amp;&amp; p</text:p>
                </text:list-item>
                <text:list-item>
                  <text:p text:style-name="P35"/>
                </text:list-item>
                <text:list-item>
                  <text:p text:style-name="P33">r o1 &amp;&amp; p</text:p>
                </text:list-item>
                <text:list-item>
                  <text:p text:style-name="P35"/>
                </text:list-item>
                <text:list-item>
                  <text:p text:style-name="P33">r q1 &amp;&amp; p</text:p>
                </text:list-item>
                <text:list-item>
                  <text:p text:style-name="P35"/>
                </text:list-item>
                <text:list-item>
                  <text:p text:style-name="P33">r q &amp;&amp; p &amp;&amp; pushd C:\WORKS_2\Utils\shortcuts\proj_FX &amp;&amp; end_apps.bat</text:p>
                </text:list-item>
                <text:list-item>
                  <text:p text:style-name="P35"/>
                </text:list-item>
                <text:list-item>
                  <text:p text:style-name="P33">r q4 &amp;&amp; p &amp;&amp; r o1 &amp;&amp; p &amp;&amp; pushd C:\WORKS_2\Utils\shortcuts\proj_FX &amp;&amp; end_apps.bat</text:p>
                </text:list-item>
                <text:list-item>
                  <text:p text:style-name="P35"/>
                </text:list-item>
                <text:list-item>
                  <text:p text:style-name="P33">r q &amp;&amp; p &amp;&amp; r o1 &amp;&amp; p &amp;&amp; pushd C:\WORKS_2\Utils\shortcuts\proj_FX &amp;&amp; end_apps.bat</text:p>
                </text:list-item>
                <text:list-item>
                  <text:p text:style-name="P35"/>
                </text:list-item>
                <text:list-item>
                  <text:p text:style-name="P33"><text:soft-page-break/>r q4 &amp;&amp; p &amp;&amp; pushd C:\WORKS_2\Utils\shortcuts\proj_FX &amp;&amp; end_apps.bat</text:p>
                </text:list-item>
                <text:list-item>
                  <text:p text:style-name="P33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7">r o1 &amp;&amp; e &amp;&amp; p</text:p>
          </table:table-cell>
        </table:table-row>
        <table:table-row>
          <table:table-cell table:style-name="表2.A2" office:value-type="string">
            <text:p text:style-name="P17">pushd C:\WORKS_2\Utils\shortcuts\proj_FX &amp;&amp; end_apps.bat</text:p>
          </table:table-cell>
        </table:table-row>
      </table:table>
      <text:list xml:id="list33592248" text:continue-numbering="true" text:style-name="L51">
        <text:list-item>
          <text:list>
            <text:list-item>
              <text:list>
                <text:list-item>
                  <text:p text:style-name="P33"/>
                </text:list-item>
                <text:list-item>
                  <text:p text:style-name="P33">r o1 &amp;&amp; e &amp;&amp; p</text:p>
                </text:list-item>
                <text:list-item>
                  <text:p text:style-name="P33">pushd C:\WORKS_2\Utils\shortcuts\proj_FX &amp;&amp; end_apps.bat</text:p>
                </text:list-item>
                <text:list-item>
                  <text:p text:style-name="P34"/>
                </text:list-item>
              </text:list>
            </text:list-item>
          </text:list>
        </text:list-item>
        <text:list-item>
          <text:p text:style-name="P33">close apps</text:p>
          <text:list>
            <text:list-item>
              <text:p text:style-name="P33">pushd C:\WORKS_2\Utils\shortcuts\proj_FX</text:p>
            </text:list-item>
            <text:list-item>
              <text:p text:style-name="P33">end_apps.bat</text:p>
            </text:list-item>
            <text:list-item>
              <text:p text:style-name="P35"/>
            </text:list-item>
          </text:list>
        </text:list-item>
        <text:list-item>
          <text:p text:style-name="P33">close</text:p>
          <text:list>
            <text:list-item>
              <text:p text:style-name="P33">folders</text:p>
            </text:list-item>
            <text:list-item>
              <text:p text:style-name="P33">browser</text:p>
            </text:list-item>
            <text:list-item>
              <text:p text:style-name="P33">server</text:p>
            </text:list-item>
            <text:list-item>
              <text:p text:style-name="P33">email</text:p>
            </text:list-item>
          </text:list>
        </text:list-item>
        <text:list-item>
          <text:p text:style-name="P96">send this email</text:p>
        </text:list-item>
      </text:list>
      <text:p text:style-name="P8">/ ------------------------------------------------------- [STEPS : close] 20190718_165045 /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9-03T13:38:53.27</dc:date>
    <dc:creator>iwabuchi ken</dc:creator>
    <meta:editing-duration>PT22H11M40S</meta:editing-duration>
    <meta:editing-cycles>85</meta:editing-cycles>
    <meta:generator>OpenOffice/4.1.3$Win32 OpenOffice.org_project/413m1$Build-9783</meta:generator>
    <meta:document-statistic meta:table-count="3" meta:image-count="0" meta:object-count="0" meta:page-count="26" meta:paragraph-count="619" meta:word-count="3149" meta:character-count="17960"/>
  </office:meta>
</office:document-meta>
</file>